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SCAtend.parse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SCAtend.generate( PSGenerator g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Atend.isA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Aten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Atend.createDSCCommentFromA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Atend.DSCAten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Atend.has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